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6b6b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72cm"/>
    </style:style>
    <style:style style:name="gr5" style:family="graphic" style:parent-style-name="standard">
      <style:graphic-properties draw:fill="solid" draw:fill-color="#23b8dc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2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74cm"/>
    </style:style>
    <style:style style:name="gr8" style:family="graphic" style:parent-style-name="standard">
      <style:graphic-properties draw:fill="solid" draw:fill-color="#47b8b8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09cm"/>
    </style:style>
    <style:style style:name="gr12" style:family="graphic" style:parent-style-name="standard">
      <style:graphic-properties draw:fill="solid" draw:fill-color="#6b4794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415cm" svg:height="24.765cm" svg:x="1.635cm" svg:y="1.635cm">
          <text:p/>
        </draw:rect>
        <draw:rect draw:style-name="gr2" draw:text-style-name="P1" draw:layer="layout" svg:width="8.89cm" svg:height="12.065cm" svg:x="10.525cm" svg:y="2.27cm">
          <text:p/>
        </draw:rect>
        <draw:rect draw:style-name="gr3" draw:text-style-name="P1" draw:layer="layout" svg:width="7.62cm" svg:height="4.445cm" svg:x="11.16cm" svg:y="3.54cm">
          <text:p/>
        </draw:rect>
        <draw:frame draw:style-name="gr4" draw:layer="layout" svg:width="3.072cm" svg:height="0.963cm" svg:x="2.27cm" svg:y="2.27cm">
          <draw:text-box>
            <text:p>Bot</text:p>
          </draw:text-box>
        </draw:frame>
        <draw:rect draw:style-name="gr5" draw:text-style-name="P1" draw:layer="layout" svg:width="7.62cm" svg:height="4.445cm" svg:x="2.27cm" svg:y="3.54cm">
          <text:p/>
        </draw:rect>
        <draw:frame draw:style-name="gr6" draw:layer="layout" svg:width="2.784cm" svg:height="0.963cm" svg:x="2.661cm" svg:y="3.847cm">
          <draw:text-box>
            <text:p>Memory</text:p>
          </draw:text-box>
        </draw:frame>
        <draw:frame draw:style-name="gr7" draw:layer="layout" svg:width="1.874cm" svg:height="0.963cm" svg:x="11.16cm" svg:y="2.577cm">
          <draw:text-box>
            <text:p>Mind</text:p>
          </draw:text-box>
        </draw:frame>
        <draw:rect draw:style-name="gr8" draw:text-style-name="P1" draw:layer="layout" svg:width="6.35cm" svg:height="1.27cm" svg:x="11.795cm" svg:y="4.175cm">
          <text:p text:style-name="P1">Consciousness</text:p>
        </draw:rect>
        <draw:rect draw:style-name="gr8" draw:text-style-name="P1" draw:layer="layout" svg:width="6.35cm" svg:height="1.27cm" svg:x="11.795cm" svg:y="6.08cm">
          <text:p text:style-name="P1">Language</text:p>
        </draw:rect>
        <draw:rect draw:style-name="gr8" draw:text-style-name="P1" draw:layer="layout" svg:width="6.35cm" svg:height="1.27cm" svg:x="11.795cm" svg:y="8.62cm">
          <text:p text:style-name="P1">Comprehension</text:p>
        </draw:rect>
        <draw:custom-shape draw:style-name="gr9" draw:text-style-name="P1" draw:layer="layout" svg:width="1.905cm" svg:height="2.54cm" svg:x="7.35cm" svg:y="4.8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8" draw:text-style-name="P1" draw:layer="layout" svg:width="3.81cm" svg:height="1.27cm" svg:x="2.905cm" svg:y="5.445cm">
          <text:p text:style-name="P1">Network</text:p>
        </draw:rect>
        <draw:rect draw:style-name="gr8" draw:text-style-name="P1" draw:layer="layout" svg:width="6.35cm" svg:height="1.27cm" svg:x="11.795cm" svg:y="10.525cm">
          <text:p text:style-name="P1">Forgetfulness</text:p>
        </draw:rect>
        <draw:rect draw:style-name="gr8" draw:text-style-name="P1" draw:layer="layout" svg:width="6.35cm" svg:height="1.27cm" svg:x="11.795cm" svg:y="12.43cm">
          <text:p text:style-name="P1">Discovery</text:p>
        </draw:rect>
        <draw:rect draw:style-name="gr10" draw:text-style-name="P1" draw:layer="layout" svg:width="7.62cm" svg:height="17.145cm" svg:x="2.27cm" svg:y="8.62cm">
          <text:p/>
        </draw:rect>
        <draw:frame draw:style-name="gr11" draw:layer="layout" svg:width="3.609cm" svg:height="0.963cm" svg:x="2.905cm" svg:y="8.927cm">
          <draw:text-box>
            <text:p>Awareness</text:p>
          </draw:text-box>
        </draw:frame>
        <draw:rect draw:style-name="gr8" draw:text-style-name="P1" draw:layer="layout" svg:width="6.35cm" svg:height="1.27cm" svg:x="2.905cm" svg:y="10.525cm">
          <text:p text:style-name="P1">Text</text:p>
        </draw:rect>
        <draw:rect draw:style-name="gr8" draw:text-style-name="P1" draw:layer="layout" svg:width="6.35cm" svg:height="1.27cm" svg:x="2.905cm" svg:y="12.43cm">
          <text:p text:style-name="P1">IRC</text:p>
        </draw:rect>
        <draw:rect draw:style-name="gr8" draw:text-style-name="P1" draw:layer="layout" svg:width="6.35cm" svg:height="1.27cm" svg:x="2.905cm" svg:y="14.335cm">
          <text:p text:style-name="P1">Email</text:p>
        </draw:rect>
        <draw:rect draw:style-name="gr8" draw:text-style-name="P1" draw:layer="layout" svg:width="6.35cm" svg:height="1.27cm" svg:x="2.905cm" svg:y="16.24cm">
          <text:p text:style-name="P1">Twitter</text:p>
        </draw:rect>
        <draw:rect draw:style-name="gr8" draw:text-style-name="P1" draw:layer="layout" svg:width="6.35cm" svg:height="1.27cm" svg:x="2.905cm" svg:y="18.145cm">
          <text:p text:style-name="P1">Http</text:p>
        </draw:rect>
        <draw:rect draw:style-name="gr8" draw:text-style-name="P1" draw:layer="layout" svg:width="6.35cm" svg:height="1.27cm" svg:x="2.905cm" svg:y="20.05cm">
          <text:p text:style-name="P1">Wiktionary</text:p>
        </draw:rect>
        <draw:rect draw:style-name="gr8" draw:text-style-name="P1" draw:layer="layout" svg:width="6.35cm" svg:height="1.27cm" svg:x="2.905cm" svg:y="21.955cm">
          <text:p text:style-name="P1">Freebase</text:p>
        </draw:rect>
        <draw:rect draw:style-name="gr8" draw:text-style-name="P1" draw:layer="layout" svg:width="6.35cm" svg:height="1.27cm" svg:x="2.905cm" svg:y="23.86cm">
          <text:p text:style-name="P1">Voice</text:p>
        </draw:rect>
        <draw:rect draw:style-name="gr12" draw:text-style-name="P1" draw:layer="layout" svg:width="8.89cm" svg:height="10.795cm" svg:x="10.525cm" svg:y="14.97cm">
          <text:p/>
        </draw:rect>
        <draw:frame draw:style-name="gr13" draw:layer="layout" svg:width="2.085cm" svg:height="0.963cm" svg:x="10.98cm" svg:y="15.277cm">
          <draw:text-box>
            <text:p>Mood</text:p>
          </draw:text-box>
        </draw:frame>
        <draw:rect draw:style-name="gr8" draw:text-style-name="P1" draw:layer="layout" svg:width="6.35cm" svg:height="1.016cm" svg:x="11.16cm" svg:y="24.114cm">
          <text:p text:style-name="P1">Happiness</text:p>
        </draw:rect>
        <draw:rect draw:style-name="gr8" draw:text-style-name="P1" draw:layer="layout" svg:width="6.35cm" svg:height="1.016cm" svg:x="11.16cm" svg:y="16.24cm">
          <text:p text:style-name="P1">Anger</text:p>
        </draw:rect>
        <draw:rect draw:style-name="gr8" draw:text-style-name="P1" draw:layer="layout" svg:width="6.35cm" svg:height="1.016cm" svg:x="11.16cm" svg:y="17.764cm">
          <text:p text:style-name="P1">Love</text:p>
        </draw:rect>
        <draw:rect draw:style-name="gr8" draw:text-style-name="P1" draw:layer="layout" svg:width="6.35cm" svg:height="1.016cm" svg:x="11.16cm" svg:y="19.415cm">
          <text:p text:style-name="P1">Surprise</text:p>
        </draw:rect>
        <draw:rect draw:style-name="gr8" draw:text-style-name="P1" draw:layer="layout" svg:width="6.35cm" svg:height="1.016cm" svg:x="11.16cm" svg:y="20.939cm">
          <text:p text:style-name="P1">Humor</text:p>
        </draw:rect>
        <draw:rect draw:style-name="gr8" draw:text-style-name="P1" draw:layer="layout" svg:width="6.35cm" svg:height="1.016cm" svg:x="11.16cm" svg:y="22.59cm">
          <text:p text:style-name="P1">Fear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21:31:23.91</meta:creation-date>
    <dc:date>2015-09-15T10:57:41.17</dc:date>
    <meta:editing-duration>PT28M9S</meta:editing-duration>
    <meta:editing-cycles>4</meta:editing-cycles>
    <meta:generator>OpenOffice/4.1.1$Win32 OpenOffice.org_project/411m6$Build-9775</meta:generator>
    <meta:document-statistic meta:object-count="32"/>
  </office:meta>
</office:document-meta>
</file>